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3.6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4.35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6.863cm" fo:min-width="1.0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2.0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3.2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5.027cm"/>
    </style:style>
    <style:style style:name="gr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6cm" fo:min-width="5.565cm"/>
    </style:style>
    <style:style style:name="co1" style:family="table-column">
      <style:table-column-properties style:column-width="4.31cm" style:use-optimal-column-width="false"/>
    </style:style>
    <style:style style:name="ro1" style:family="table-row">
      <style:table-row-properties style:row-height="1.838cm"/>
    </style:style>
    <style:style style:name="ro2" style:family="table-row">
      <style:table-row-properties style:row-height="1.85cm"/>
    </style:style>
    <style:style style:name="ce1" style:family="table-cell">
      <style:paragraph-properties fo:text-align="center"/>
      <style:text-properties style:font-name="Noto Kufi Arabic"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none" draw:fill-color="#ffffff"/>
      <style:text-properties style:font-name="Noto Kufi Arabic" fo:font-size="24pt" style:font-size-asian="24pt" style:font-name-complex="Noto Kufi Arabic" style:font-size-complex="24pt"/>
    </style:style>
    <style:style style:name="P2" style:family="paragraph">
      <style:paragraph-properties fo:text-align="center"/>
      <style:text-properties style:font-name="Noto Kufi Arabic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style:font-name="Noto Kufi Arabic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Kufi Arabic" fo:font-size="24pt" style:font-size-asian="24pt" style:font-name-complex="Noto Kufi Arabic" style:font-size-complex="24pt"/>
    </style:style>
    <style:style style:name="T2" style:family="text">
      <style:text-properties style:font-name="Noto Kufi Arabi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17cm" svg:height="1.856cm" svg:x="15.478cm" svg:y="0.762cm">
          <draw:text-box>
            <text:p><text:span text:style-name="T1">عنصر آرایه</text:span></text:p>
          </draw:text-box>
        </draw:frame>
        <draw:frame draw:style-name="gr2" draw:text-style-name="P1" draw:layer="layout" svg:width="4.85cm" svg:height="1.856cm" svg:x="9.893cm" svg:y="0.762cm">
          <draw:text-box>
            <text:p><text:span text:style-name="T1">حافظه آرایه</text:span></text:p>
          </draw:text-box>
        </draw:frame>
        <draw:frame draw:style-name="standard" draw:layer="layout" svg:width="4.309cm" svg:height="24.551cm" svg:x="10.396cm" svg:y="3.62cm">
          <table:table table:template-name="turquoise">
            <table:table-column table:style-name="co1"/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ce1">
                <text:p text:style-name="P2">.</text:p>
                <text:p text:style-name="P2">.</text:p>
                <text:p text:style-name="P2">.</text:p>
              </table:table-cell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1">
              <table:table-cell table:style-name="turquoise1"/>
            </table:table-row>
            <table:table-row table:style-name="ro2">
              <table:table-cell table:style-name="turquoise1"/>
            </table:table-row>
          </table:table>
          <draw:image xlink:href="Pictures/TablePreview1.svm" xlink:type="simple" xlink:show="embed" xlink:actuate="onLoad"/>
        </draw:frame>
        <draw:custom-shape draw:style-name="gr3" draw:text-style-name="P3" draw:layer="layout" svg:width="2.286cm" svg:height="7.112cm" svg:x="14.843cm" svg:y="3.64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3" draw:layer="layout" svg:width="2.286cm" svg:height="7.112cm" svg:x="14.844cm" svg:y="11.04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3" draw:layer="layout" svg:width="2.286cm" svg:height="7.112cm" svg:x="14.845cm" svg:y="20.85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4" draw:layer="layout" svg:width="2.286cm" svg:height="1.856cm" svg:x="17.383cm" svg:y="6.215cm">
          <draw:text-box>
            <text:p><text:span text:style-name="T2">a[0]</text:span></text:p>
          </draw:text-box>
        </draw:frame>
        <draw:frame draw:style-name="gr4" draw:text-style-name="P4" draw:layer="layout" svg:width="2.286cm" svg:height="1.856cm" svg:x="17.383cm" svg:y="13.715cm">
          <draw:text-box>
            <text:p><text:span text:style-name="T2">a[1]</text:span></text:p>
          </draw:text-box>
        </draw:frame>
        <draw:frame draw:style-name="gr4" draw:text-style-name="P4" draw:layer="layout" svg:width="2.286cm" svg:height="1.856cm" svg:x="17.383cm" svg:y="23.415cm">
          <draw:text-box>
            <text:p><text:span text:style-name="T2">a[7]</text:span></text:p>
          </draw:text-box>
        </draw:frame>
        <draw:frame draw:style-name="gr5" draw:text-style-name="P1" draw:layer="layout" svg:width="2.504cm" svg:height="1.856cm" svg:x="1.393cm" svg:y="0.762cm">
          <draw:text-box>
            <text:p><text:span text:style-name="T1">آدرس</text:span></text:p>
          </draw:text-box>
        </draw:frame>
        <draw:frame draw:style-name="gr6" draw:text-style-name="P1" draw:layer="layout" svg:width="3.702cm" svg:height="1.856cm" svg:x="1.393cm" svg:y="2.662cm">
          <draw:text-box>
            <text:p><text:span text:style-name="T1">base(a)</text:span></text:p>
          </draw:text-box>
        </draw:frame>
        <draw:frame draw:style-name="gr7" draw:text-style-name="P1" draw:layer="layout" svg:width="5.527cm" svg:height="1.856cm" svg:x="1.393cm" svg:y="4.462cm">
          <draw:text-box>
            <text:p><text:span text:style-name="T1">base(a) + 1</text:span></text:p>
          </draw:text-box>
        </draw:frame>
        <draw:line draw:style-name="gr8" draw:text-style-name="P5" draw:layer="layout" svg:x1="7.604cm" svg:y1="5.445cm" svg:x2="10.271cm" svg:y2="5.445cm">
          <text:p/>
        </draw:line>
        <draw:frame draw:style-name="gr7" draw:text-style-name="P1" draw:layer="layout" svg:width="5.527cm" svg:height="1.856cm" svg:x="1.393cm" svg:y="6.262cm">
          <draw:text-box>
            <text:p><text:span text:style-name="T1">base(a) + 2</text:span></text:p>
          </draw:text-box>
        </draw:frame>
        <draw:line draw:style-name="gr8" draw:text-style-name="P5" draw:layer="layout" svg:x1="7.604cm" svg:y1="7.245cm" svg:x2="10.271cm" svg:y2="7.245cm">
          <text:p/>
        </draw:line>
        <draw:frame draw:style-name="gr7" draw:text-style-name="P1" draw:layer="layout" svg:width="5.527cm" svg:height="1.856cm" svg:x="1.393cm" svg:y="8.162cm">
          <draw:text-box>
            <text:p><text:span text:style-name="T1">base(a) + 3</text:span></text:p>
          </draw:text-box>
        </draw:frame>
        <draw:line draw:style-name="gr8" draw:text-style-name="P5" draw:layer="layout" svg:x1="7.604cm" svg:y1="9.145cm" svg:x2="10.271cm" svg:y2="9.145cm">
          <text:p/>
        </draw:line>
        <draw:frame draw:style-name="gr7" draw:text-style-name="P1" draw:layer="layout" svg:width="5.527cm" svg:height="1.856cm" svg:x="1.393cm" svg:y="9.962cm">
          <draw:text-box>
            <text:p><text:span text:style-name="T1">base(a) + 4</text:span></text:p>
          </draw:text-box>
        </draw:frame>
        <draw:line draw:style-name="gr8" draw:text-style-name="P5" draw:layer="layout" svg:x1="7.604cm" svg:y1="10.945cm" svg:x2="10.271cm" svg:y2="10.945cm">
          <text:p/>
        </draw:line>
        <draw:frame draw:style-name="gr7" draw:text-style-name="P1" draw:layer="layout" svg:width="5.527cm" svg:height="1.856cm" svg:x="1.393cm" svg:y="11.762cm">
          <draw:text-box>
            <text:p><text:span text:style-name="T1">base(a) + 5</text:span></text:p>
          </draw:text-box>
        </draw:frame>
        <draw:line draw:style-name="gr8" draw:text-style-name="P5" draw:layer="layout" svg:x1="7.604cm" svg:y1="12.745cm" svg:x2="10.271cm" svg:y2="12.745cm">
          <text:p/>
        </draw:line>
        <draw:frame draw:style-name="gr7" draw:text-style-name="P1" draw:layer="layout" svg:width="5.527cm" svg:height="1.856cm" svg:x="1.393cm" svg:y="13.662cm">
          <draw:text-box>
            <text:p><text:span text:style-name="T1">base(a) + 6</text:span></text:p>
          </draw:text-box>
        </draw:frame>
        <draw:line draw:style-name="gr8" draw:text-style-name="P5" draw:layer="layout" svg:x1="7.604cm" svg:y1="14.645cm" svg:x2="10.271cm" svg:y2="14.645cm">
          <text:p/>
        </draw:line>
        <draw:frame draw:style-name="gr7" draw:text-style-name="P1" draw:layer="layout" svg:width="5.527cm" svg:height="1.856cm" svg:x="1.393cm" svg:y="15.462cm">
          <draw:text-box>
            <text:p><text:span text:style-name="T1">base(a) + 7</text:span></text:p>
          </draw:text-box>
        </draw:frame>
        <draw:line draw:style-name="gr8" draw:text-style-name="P5" draw:layer="layout" svg:x1="7.604cm" svg:y1="16.445cm" svg:x2="10.271cm" svg:y2="16.445cm">
          <text:p/>
        </draw:line>
        <draw:frame draw:style-name="gr7" draw:text-style-name="P1" draw:layer="layout" svg:width="5.527cm" svg:height="1.856cm" svg:x="1.393cm" svg:y="17.262cm">
          <draw:text-box>
            <text:p><text:span text:style-name="T1">base(a) + 8</text:span></text:p>
          </draw:text-box>
        </draw:frame>
        <draw:line draw:style-name="gr8" draw:text-style-name="P5" draw:layer="layout" svg:x1="7.604cm" svg:y1="18.245cm" svg:x2="10.271cm" svg:y2="18.245cm">
          <text:p/>
        </draw:line>
        <draw:frame draw:style-name="gr9" draw:text-style-name="P1" draw:layer="layout" svg:width="6.065cm" svg:height="1.856cm" svg:x="1.393cm" svg:y="19.862cm">
          <draw:text-box>
            <text:p><text:span text:style-name="T1">base(a) + 29</text:span></text:p>
          </draw:text-box>
        </draw:frame>
        <draw:line draw:style-name="gr8" draw:text-style-name="P5" draw:layer="layout" svg:x1="7.604cm" svg:y1="20.845cm" svg:x2="10.271cm" svg:y2="20.845cm">
          <text:p/>
        </draw:line>
        <draw:frame draw:style-name="gr9" draw:text-style-name="P1" draw:layer="layout" svg:width="6.065cm" svg:height="1.856cm" svg:x="1.393cm" svg:y="21.562cm">
          <draw:text-box>
            <text:p><text:span text:style-name="T1">base(a) + 30</text:span></text:p>
          </draw:text-box>
        </draw:frame>
        <draw:line draw:style-name="gr8" draw:text-style-name="P5" draw:layer="layout" svg:x1="7.604cm" svg:y1="22.545cm" svg:x2="10.271cm" svg:y2="22.545cm">
          <text:p/>
        </draw:line>
        <draw:frame draw:style-name="gr9" draw:text-style-name="P1" draw:layer="layout" svg:width="6.065cm" svg:height="1.856cm" svg:x="1.393cm" svg:y="23.462cm">
          <draw:text-box>
            <text:p><text:span text:style-name="T1">base(a) + 31</text:span></text:p>
          </draw:text-box>
        </draw:frame>
        <draw:line draw:style-name="gr8" draw:text-style-name="P5" draw:layer="layout" svg:x1="7.604cm" svg:y1="24.445cm" svg:x2="10.271cm" svg:y2="24.445cm">
          <text:p/>
        </draw:line>
        <draw:frame draw:style-name="gr9" draw:text-style-name="P1" draw:layer="layout" svg:width="6.065cm" svg:height="1.856cm" svg:x="1.393cm" svg:y="25.262cm">
          <draw:text-box>
            <text:p><text:span text:style-name="T1">base(a) + 32</text:span></text:p>
          </draw:text-box>
        </draw:frame>
        <draw:line draw:style-name="gr8" draw:text-style-name="P5" draw:layer="layout" svg:x1="7.604cm" svg:y1="26.245cm" svg:x2="10.271cm" svg:y2="26.245cm">
          <text:p/>
        </draw:line>
        <draw:line draw:style-name="gr8" draw:text-style-name="P5" draw:layer="layout" svg:x1="5.318cm" svg:y1="3.667cm" svg:x2="10.219cm" svg:y2="3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orange1" style:family="table-cell" style:parent-style-name="default">
      <loext:graphic-properties draw:fill="solid" draw:fill-color="#ffcc99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sun1" style:family="table-cell" style:parent-style-name="default">
      <loext:graphic-properties draw:fill="solid" draw:fill-color="#e6e6ff"/>
    </style:style>
    <style:style style:name="earth1" style:family="table-cell" style:parent-style-name="default">
      <loext:graphic-properties draw:fill="solid" draw:fill-color="#ffffcc"/>
    </style:style>
    <style:style style:name="green1" style:family="table-cell" style:parent-style-name="default">
      <loext:graphic-properties draw:fill="solid" draw:fill-color="#ffffcc"/>
    </style:style>
    <style:style style:name="seetang1" style:family="table-cell" style:parent-style-name="default">
      <loext:graphic-properties draw:fill="solid" draw:fill-color="#ccffff"/>
    </style:style>
    <style:style style:name="lightblue1" style:family="table-cell" style:parent-style-name="default">
      <loext:graphic-properties draw:fill="solid" draw:fill-color="#ffffff"/>
    </style:style>
    <style:style style:name="yellow1" style:family="table-cell" style:parent-style-name="default">
      <loext:graphic-properties draw:fill="solid" draw:fill-color="#ffffcc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7:31:25.512189183</meta:creation-date>
    <dc:date>2020-07-09T23:59:52.725781407</dc:date>
    <meta:editing-duration>PT4M17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